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writing-mode="lr-tb"/>
    </style:style>
    <style:style style:name="P3" style:family="paragraph" style:parent-style-name="Standard">
      <style:paragraph-properties style:line-height-at-least="0.503cm" fo:background-color="transparent">
        <style:background-image/>
      </style:paragraph-properties>
      <style:text-properties fo:color="#6a9955" style:font-name="Consolas" fo:font-size="10.5pt" fo:font-weight="normal" fo:background-color="#1f1f1f"/>
    </style:style>
    <style:style style:name="P4" style:family="paragraph" style:parent-style-name="Standard">
      <style:paragraph-properties style:line-height-at-least="0.503cm" fo:background-color="transparent">
        <style:background-image/>
      </style:paragraph-properties>
      <style:text-properties fo:color="#cccccc" style:font-name="Consolas" fo:font-size="10.5pt" fo:font-weight="normal" fo:background-color="#1f1f1f"/>
    </style:style>
    <style:style style:name="P5" style:family="paragraph" style:parent-style-name="Standard">
      <style:paragraph-properties style:line-height-at-least="0.503cm" fo:background-color="transparent">
        <style:background-image/>
      </style:paragraph-properties>
      <style:text-properties fo:color="#cccccc" fo:background-color="#1f1f1f"/>
    </style:style>
    <style:style style:name="P6" style:family="paragraph" style:parent-style-name="Standard">
      <style:paragraph-properties style:line-height-at-least="0.503cm" fo:background-color="transparent">
        <style:background-image/>
      </style:paragraph-properties>
      <style:text-properties fo:color="#569cd6" style:font-name="Consolas" fo:font-size="10.5pt" fo:font-weight="normal" fo:background-color="#1f1f1f"/>
    </style:style>
    <style:style style:name="P7" style:family="paragraph" style:parent-style-name="Standard">
      <style:paragraph-properties style:line-height-at-least="0.503cm" fo:background-color="transparent">
        <style:background-image/>
      </style:paragraph-properties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1">
      <style:paragraph-properties fo:margin-top="0cm" fo:margin-bottom="0cm"/>
    </style:style>
    <style:style style:name="T1" style:family="text">
      <style:text-properties fo:color="#569cd6"/>
    </style:style>
    <style:style style:name="T2" style:family="text">
      <style:text-properties fo:color="#569cd6" style:font-name="Consolas" fo:font-size="10.5pt" fo:font-weight="normal"/>
    </style:style>
    <style:style style:name="T3" style:family="text">
      <style:text-properties fo:color="#569cd6" style:font-name="Consolas" fo:font-size="10.5pt" fo:font-weight="normal" fo:background-color="#1f1f1f"/>
    </style:style>
    <style:style style:name="T4" style:family="text">
      <style:text-properties fo:color="#cccccc" style:font-name="Consolas" fo:font-size="10.5pt" fo:font-weight="normal"/>
    </style:style>
    <style:style style:name="T5" style:family="text">
      <style:text-properties fo:color="#cccccc" style:font-name="Consolas" fo:font-size="10.5pt" fo:font-weight="normal" fo:background-color="#1f1f1f"/>
    </style:style>
    <style:style style:name="T6" style:family="text">
      <style:text-properties fo:color="#9cdcfe"/>
    </style:style>
    <style:style style:name="T7" style:family="text">
      <style:text-properties fo:color="#9cdcfe" style:font-name="Consolas" fo:font-size="10.5pt" fo:font-weight="normal"/>
    </style:style>
    <style:style style:name="T8" style:family="text">
      <style:text-properties fo:color="#c586c0"/>
    </style:style>
    <style:style style:name="T9" style:family="text">
      <style:text-properties fo:color="#c586c0" style:font-name="Consolas" fo:font-size="10.5pt" fo:font-weight="normal"/>
    </style:style>
    <style:style style:name="T10" style:family="text">
      <style:text-properties style:font-name="Consolas" fo:font-size="10.5pt" fo:font-weight="normal"/>
    </style:style>
    <style:style style:name="T11" style:family="text">
      <style:text-properties fo:color="#6a9955" style:font-name="Consolas" fo:font-size="10.5pt" fo:font-weight="normal"/>
    </style:style>
    <style:style style:name="T12" style:family="text">
      <style:text-properties fo:color="#4ec9b0"/>
    </style:style>
    <style:style style:name="T13" style:family="text">
      <style:text-properties fo:color="#4ec9b0" style:font-name="Consolas" fo:font-size="10.5pt" fo:font-weight="normal"/>
    </style:style>
    <style:style style:name="T14" style:family="text">
      <style:text-properties fo:color="#dcdcaa" style:font-name="Consolas" fo:font-size="10.5pt" fo:font-weight="normal"/>
    </style:style>
    <style:style style:name="T15" style:family="text">
      <style:text-properties fo:color="#b5cea8" style:font-name="Consolas" fo:font-size="10.5pt" fo:font-weight="normal"/>
    </style:style>
    <style:style style:name="T16" style:family="text">
      <style:text-properties fo:color="#d4d4d4" style:font-name="Consolas" fo:font-size="10.5pt" fo:font-weight="normal"/>
    </style:style>
    <style:style style:name="T17" style:family="text">
      <style:text-properties fo:color="#ce9178" style:font-name="Consolas" fo:font-size="10.5pt" fo:font-weight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- Trigger 1:</text:p>
      <text:p text:style-name="P3">-- Prozedur für Produkt-ID</text:p>
      <text:p text:style-name="P4"><text:span text:style-name="T1">CREATE OR REPLACE</text:span> <text:span text:style-name="T1">PROCEDURE</text:span> <text:span text:style-name="T6">gen_product_id</text:span></text:p>
      <text:p text:style-name="P4">(<text:span text:style-name="T6">new_num</text:span> <text:span text:style-name="T1">OUT</text:span> <text:span text:style-name="T12">VARCHAR2</text:span>)</text:p>
      <text:p text:style-name="P6">AS</text:p>
      <text:p text:style-name="P5">    <text:span text:style-name="T7">max_num</text:span><text:span text:style-name="T10"> </text:span><text:span text:style-name="T13">NUMBER</text:span><text:span text:style-name="T10">;</text:span></text:p>
      <text:p text:style-name="P6">BEGIN</text:p>
      <text:p text:style-name="P5">    <text:span text:style-name="T11">-- höchste Produkt-id ermitteln und erhöhen</text:span></text:p>
      <text:p text:style-name="P5">    <text:span text:style-name="T2">SELECT</text:span><text:span text:style-name="T10"> </text:span><text:span text:style-name="T14">NVL</text:span><text:span text:style-name="T10">(</text:span><text:span text:style-name="T14">MAX</text:span><text:span text:style-name="T10">(</text:span><text:span text:style-name="T14">TO_NUMBER</text:span><text:span text:style-name="T10">(</text:span><text:span text:style-name="T14">SUBSTR</text:span><text:span text:style-name="T10">(</text:span><text:span text:style-name="T7">ProduktNummer</text:span><text:span text:style-name="T10">, </text:span><text:span text:style-name="T15">2</text:span><text:span text:style-name="T10">))), </text:span><text:span text:style-name="T15">0</text:span><text:span text:style-name="T10">) </text:span><text:span text:style-name="T16">+</text:span><text:span text:style-name="T10"> </text:span><text:span text:style-name="T15">1</text:span></text:p>
      <text:p text:style-name="P5">    <text:span text:style-name="T2">INTO</text:span><text:span text:style-name="T10"> </text:span><text:span text:style-name="T7">max_num</text:span></text:p>
      <text:p text:style-name="P5">    <text:span text:style-name="T2">FROM</text:span><text:span text:style-name="T10"> </text:span><text:span text:style-name="T7">Produkt</text:span><text:span text:style-name="T10">;</text:span></text:p>
      <text:p text:style-name="P7"/>
      <text:p text:style-name="P5">    <text:span text:style-name="T11">-- error wenn maximale Grenze erreicht wurde</text:span></text:p>
      <text:p text:style-name="P5">    <text:span text:style-name="T9">IF</text:span><text:span text:style-name="T10"> </text:span><text:span text:style-name="T7">max_num</text:span><text:span text:style-name="T10"> </text:span><text:span text:style-name="T16">&gt;</text:span><text:span text:style-name="T10"> </text:span><text:span text:style-name="T15">999</text:span><text:span text:style-name="T10"> </text:span><text:span text:style-name="T9">THEN</text:span></text:p>
      <text:p text:style-name="P5">        <text:span text:style-name="T2">RAISE_APPLICATION_ERROR</text:span><text:span text:style-name="T10">(</text:span><text:span text:style-name="T16">-</text:span><text:span text:style-name="T15">20202</text:span><text:span text:style-name="T10">, </text:span><text:span text:style-name="T17">'Maximale Anzahl an Produkten erreicht. Bitte das Lager aufräumen!'</text:span><text:span text:style-name="T10">);</text:span></text:p>
      <text:p text:style-name="P5">    <text:span text:style-name="T9">END IF</text:span><text:span text:style-name="T10">;</text:span></text:p>
      <text:p text:style-name="P7"/>
      <text:p text:style-name="P5">    <text:span text:style-name="T11">-- neue Produkt-id im Format 'PXXX' generieren</text:span></text:p>
      <text:p text:style-name="P5">    <text:span text:style-name="T7">new_num</text:span><text:span text:style-name="T10"> </text:span><text:span text:style-name="T16">:=</text:span><text:span text:style-name="T10"> </text:span><text:span text:style-name="T17">'P'</text:span><text:span text:style-name="T10"> </text:span><text:span text:style-name="T16">||</text:span><text:span text:style-name="T10"> </text:span><text:span text:style-name="T14">LPAD</text:span><text:span text:style-name="T10">(</text:span><text:span text:style-name="T7">max_num</text:span><text:span text:style-name="T10">, </text:span><text:span text:style-name="T15">3</text:span><text:span text:style-name="T10">, </text:span><text:span text:style-name="T17">'0'</text:span><text:span text:style-name="T10">);</text:span></text:p>
      <text:p text:style-name="P4"><text:span text:style-name="T1">END</text:span>;</text:p>
      <text:p text:style-name="P3">-- Trigger Produkt-ID</text:p>
      <text:p text:style-name="P4"><text:span text:style-name="T1">CREATE OR REPLACE</text:span> <text:span text:style-name="T1">TRIGGER</text:span> <text:span text:style-name="T6">trg_product_id_gen</text:span></text:p>
      <text:p text:style-name="P4"><text:span text:style-name="T1">BEFORE</text:span> <text:span text:style-name="T1">INSERT</text:span> <text:span text:style-name="T1">ON</text:span> <text:span text:style-name="T6">Produkt</text:span></text:p>
      <text:p text:style-name="P4"><text:span text:style-name="T8">FOR</text:span> <text:span text:style-name="T1">EACH</text:span> <text:span text:style-name="T1">ROW</text:span></text:p>
      <text:p text:style-name="P6">BEGIN</text:p>
      <text:p text:style-name="P5">    <text:span text:style-name="T11">-- Produkt-id wird sie automatisch hinzugefügt</text:span></text:p>
      <text:p text:style-name="P5">    <text:span text:style-name="T9">IF</text:span><text:span text:style-name="T10"> :</text:span><text:span text:style-name="T2">NEW</text:span><text:span text:style-name="T10">.</text:span><text:span text:style-name="T7">ProduktNummer</text:span><text:span text:style-name="T10"> </text:span><text:span text:style-name="T2">IS NULL</text:span><text:span text:style-name="T10"> </text:span><text:span text:style-name="T9">THEN</text:span></text:p>
      <text:p text:style-name="P5">        <text:span text:style-name="T7">gen_product_id</text:span><text:span text:style-name="T10">(:</text:span><text:span text:style-name="T2">NEW</text:span><text:span text:style-name="T10">.</text:span><text:span text:style-name="T7">ProduktNummer</text:span><text:span text:style-name="T10">);</text:span></text:p>
      <text:p text:style-name="P5">    <text:span text:style-name="T9">END IF</text:span><text:span text:style-name="T10">;</text:span></text:p>
      <text:p text:style-name="P4"><text:span text:style-name="T1">END</text:span>;</text:p>
      <text:p text:style-name="P4"/>
      <text:p text:style-name="P3">-- Trigger 2:</text:p>
      <text:p text:style-name="P3">-- Kunden-ID</text:p>
      <text:p text:style-name="P4"><text:span text:style-name="T1">CREATE OR REPLACE</text:span> <text:span text:style-name="T1">TRIGGER</text:span> <text:span text:style-name="T6">trg_customer_no_dbl_alias</text:span></text:p>
      <text:p text:style-name="P4"><text:span text:style-name="T1">BEFORE</text:span> <text:span text:style-name="T1">INSERT</text:span> <text:span text:style-name="T1">ON</text:span> <text:span text:style-name="T6">Kartell_Kunde</text:span></text:p>
      <text:p text:style-name="P4"><text:span text:style-name="T8">FOR</text:span> <text:span text:style-name="T1">EACH</text:span> <text:span text:style-name="T1">ROW</text:span></text:p>
      <text:p text:style-name="P6">DECLARE</text:p>
      <text:p text:style-name="P5">    <text:span text:style-name="T7">v_count</text:span><text:span text:style-name="T10"> </text:span><text:span text:style-name="T13">NUMBER</text:span><text:span text:style-name="T10">;</text:span></text:p>
      <text:p text:style-name="P6">BEGIN</text:p>
      <text:p text:style-name="P5">    <text:span text:style-name="T11">-- Prüfen, ob der Alias (unabhängig von Groß-/Kleinschreibung) bereits existiert</text:span></text:p>
      <text:p text:style-name="P5">    <text:span text:style-name="T2">SELECT</text:span><text:span text:style-name="T10"> </text:span><text:span text:style-name="T14">COUNT</text:span><text:span text:style-name="T10">(</text:span><text:span text:style-name="T16">*</text:span><text:span text:style-name="T10">)</text:span></text:p>
      <text:p text:style-name="P5">    <text:span text:style-name="T2">INTO</text:span><text:span text:style-name="T10"> </text:span><text:span text:style-name="T7">v_count</text:span></text:p>
      <text:p text:style-name="P5">    <text:span text:style-name="T2">FROM</text:span><text:span text:style-name="T10"> </text:span><text:span text:style-name="T7">Kartell_Kunde</text:span></text:p>
      <text:p text:style-name="P5">    <text:span text:style-name="T2">WHERE</text:span><text:span text:style-name="T10"> </text:span><text:span text:style-name="T14">UPPER</text:span><text:span text:style-name="T10">(</text:span><text:span text:style-name="T2">Alias</text:span><text:span text:style-name="T10">) </text:span><text:span text:style-name="T16">=</text:span><text:span text:style-name="T10"> </text:span><text:span text:style-name="T14">UPPER</text:span><text:span text:style-name="T10">(:</text:span><text:span text:style-name="T2">NEW</text:span><text:span text:style-name="T10">.</text:span><text:span text:style-name="T2">Alias</text:span><text:span text:style-name="T10">);</text:span></text:p>
      <text:p text:style-name="P7"/>
      <text:p text:style-name="P5">    <text:span text:style-name="T11">-- Wenn der Alias existiert, eine benutzerdefinierte Fehlermeldung auslösen</text:span></text:p>
      <text:p text:style-name="P5">    <text:span text:style-name="T9">IF</text:span><text:span text:style-name="T10"> </text:span><text:span text:style-name="T7">v_count</text:span><text:span text:style-name="T10"> </text:span><text:span text:style-name="T16">&gt;</text:span><text:span text:style-name="T10"> </text:span><text:span text:style-name="T15">0</text:span><text:span text:style-name="T10"> </text:span><text:span text:style-name="T9">THEN</text:span></text:p>
      <text:p text:style-name="P5">        <text:span text:style-name="T2">RAISE_APPLICATION_ERROR</text:span><text:span text:style-name="T10">(</text:span><text:span text:style-name="T16">-</text:span><text:span text:style-name="T15">20201</text:span><text:span text:style-name="T10">, </text:span><text:span text:style-name="T17">'Der Alias ist schon vergeben, du Erbse!'</text:span><text:span text:style-name="T10">);</text:span></text:p>
      <text:p text:style-name="P5">    <text:span text:style-name="T9">END IF</text:span><text:span text:style-name="T10">;</text:span></text:p>
      <text:p text:style-name="P7"><text:span text:style-name="T3">END</text:span><text:span text:style-name="T5">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34S</meta:editing-duration>
    <meta:editing-cycles>5</meta:editing-cycles>
    <meta:generator>OpenOffice/4.1.14$Win32 OpenOffice.org_project/4114m1$Build-9811</meta:generator>
    <dc:date>2025-01-17T14:22:25.05</dc:date>
    <dc:creator>Ben </dc:creator>
    <meta:document-statistic meta:table-count="0" meta:image-count="0" meta:object-count="0" meta:page-count="1" meta:paragraph-count="46" meta:word-count="171" meta:character-count="1348"/>
    <meta:user-defined meta:name="Info 1"/>
    <meta:user-defined meta:name="Info 2"/>
    <meta:user-defined meta:name="Info 3"/>
    <meta:user-defined meta:name="Info 4"/>
  </office:meta>
</office:document-meta>
</file>